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1" svg:font-family="'LM Mono 8'" style:font-pitch="fixed"/>
    <style:font-face style:name="LM Mono 82" svg:font-family="'LM Mono 8'" style:font-adornments="8 Regular" style:font-pitch="fixed"/>
    <style:font-face style:name="LM Mono 8" svg:font-family="'LM Mono 8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80" draw:fill="none" draw:fill-color="#ffffff" fo:min-height="0.766cm"/>
    </style:style>
    <style:style style:name="gr3" style:family="graphic" style:parent-style-name="standard">
      <style:graphic-properties draw:marker-start="Symmetric_20_Arrow" draw:marker-start-width="0.3cm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1.50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2.925cm"/>
    </style:style>
    <style:style style:name="gr7" style:family="graphic" style:parent-style-name="text">
      <style:graphic-properties draw:textarea-vertical-align="middle" draw:auto-grow-height="fals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Dashed_20__28_var_29_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cm"/>
    </style:style>
    <style:style style:name="gr11" style:family="graphic" style:parent-style-name="standard">
      <style:graphic-properties draw:stroke="solid" svg:stroke-color="#000000" draw:fill="none" draw:fill-color="#ffffff" fo:min-height="1.048cm"/>
    </style:style>
    <style:style style:name="gr12" style:family="graphic" style:parent-style-name="objectwithoutfill">
      <style:graphic-properties svg:stroke-width="0cm" svg:stroke-color="#000080" draw:marker-start-width="0.2cm" draw:marker-end="Symmetric_20_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color="#000080" draw:marker-start="" draw:marker-end="Symmetric_20_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80" draw:fill="none" draw:fill-color="#ffffff" fo:min-height="1.016cm"/>
    </style:style>
    <style:style style:name="gr15" style:family="graphic" style:parent-style-name="objectwithoutfill">
      <style:graphic-properties svg:stroke-color="#000080" draw:marker-end="Symmetric_20_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80" draw:fill="none" draw:fill-color="#ffffff" fo:min-height="0.762cm"/>
    </style:style>
    <style:style style:name="gr17" style:family="graphic" style:parent-style-name="standard">
      <style:graphic-properties draw:stroke="solid" svg:stroke-color="#000080" draw:marker-start="Symmetric_20_Arrow" draw:marker-end="Symmetric_20_Arrow" draw:fill="none" draw:fill-color="#ffffff" fo:min-height="5.719cm"/>
    </style:style>
    <style:style style:name="P1" style:family="paragraph">
      <style:paragraph-properties fo:margin-left="0cm" fo:margin-right="0cm" fo:margin-top="0.1cm" fo:margin-bottom="0.1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style:font-name="LM Mono 82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LM Mono 82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88cm" svg:height="1.905cm" svg:x="2.367cm" svg:y="3.205cm">
          <text:list text:style-name="L1">
            <text:list-item>
              <text:p text:style-name="P1"><text:span text:style-name="T1">Favorite bee</text:span><text:span text:style-name="T2">r – </text:span><text:span text:style-name="T1">Results</text:span></text:p>
            </text:list-item>
            <text:list-item>
              <text:p text:style-name="P1"><text:span text:style-name="T1">Favorite hamburger</text:span><text:span text:style-name="T2"> – </text:span><text:span text:style-name="T1">Results</text:span></text:p>
            </text:list-item>
            <text:list-item>
              <text:p text:style-name="P1"><text:span text:style-name="T1">Political afiliation</text:span><text:span text:style-name="T2"> – </text:span><text:span text:style-name="T1">Result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37cm" svg:height="1.047cm" svg:x="12.452cm" svg:y="3.636cm">
          <draw:text-box>
            <text:p text:style-name="P3"><text:span text:style-name="T3">index</text:span></text:p>
            <text:p text:style-name="P3"><text:span text:style-name="T3">ex: /polls/</text:span></text:p>
          </draw:text-box>
        </draw:frame>
        <draw:line draw:style-name="gr3" draw:text-style-name="P5" draw:layer="layout" svg:x1="11.063cm" svg:y1="4.148cm" svg:x2="12.206cm" svg:y2="4.148cm">
          <text:p/>
        </draw:line>
        <draw:frame draw:style-name="gr4" draw:text-style-name="P6" draw:layer="layout" svg:width="7.874cm" svg:height="2.241cm" svg:x="2.278cm" svg:y="6.399cm">
          <draw:text-box>
            <text:p><text:span text:style-name="T3">&lt;li&gt;&lt;a href="{% url 'polls:detail' question.id %}"&gt;{{ question.question_text }}&lt;/a&gt;</text:span></text:p>
            <text:p><text:span text:style-name="T3">&lt;a href="{% url 'polls:results' question.id %}"&gt; Results &lt;/a&gt;&lt;/li&gt;</text:span></text:p>
            <text:p><text:span text:style-name="T3"><text:s/></text:span></text:p>
          </draw:text-box>
        </draw:frame>
        <draw:custom-shape draw:style-name="gr5" draw:text-style-name="P5" draw:layer="layout" svg:width="5.969cm" svg:height="3.429cm" svg:x="1.802cm" svg:y="10.72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34cm" svg:height="3.175cm" svg:x="1.929cm" svg:y="10.855cm">
          <draw:text-box>
            <text:p><text:span text:style-name="T4">Favorite hamburger</text:span></text:p>
            <text:p><text:span text:style-name="T3"><text:s text:c="3"/></text:span><text:span text:style-name="T3">Mc Donalds</text:span></text:p>
            <text:p><text:span text:style-name="T3"><text:s text:c="3"/></text:span><text:span text:style-name="T3">Burger king</text:span></text:p>
            <text:p><text:span text:style-name="T3"><text:s text:c="3"/></text:span><text:span text:style-name="T3">Five brothers</text:span></text:p>
          </draw:text-box>
        </draw:frame>
        <draw:custom-shape draw:style-name="gr5" draw:text-style-name="P5" draw:layer="layout" svg:width="0.254cm" svg:height="0.254cm" svg:x="2.056cm" svg:y="11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.05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.058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159cm" svg:height="0.635cm" svg:x="2.056cm" svg:y="13.014cm">
          <text:p text:style-name="P5"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01cm" svg:height="0.649cm" svg:x="2.164cm" svg:y="13.095cm">
          <draw:text-box>
            <text:p><text:span text:style-name="T3">Vote</text:span></text:p>
          </draw:text-box>
        </draw:frame>
        <draw:custom-shape draw:style-name="gr5" draw:text-style-name="P5" draw:layer="layout" svg:width="8.35cm" svg:height="8.382cm" svg:x="1.667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159cm" svg:height="0.635cm" svg:x="2.056cm" svg:y="13.0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801cm" svg:height="6.858cm" svg:x="1.851cm" svg:y="2.04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937cm" svg:height="0.762cm" svg:x="2.286cm" svg:y="5.599cm">
          <draw:text-box>
            <text:p><text:span text:style-name="T3">Template tags</text:span></text:p>
          </draw:text-box>
        </draw:frame>
        <draw:frame draw:style-name="gr9" draw:text-style-name="P6" draw:layer="layout" svg:width="1.458cm" svg:height="0.762cm" svg:x="2.387cm" svg:y="2.399cm">
          <draw:text-box>
            <text:p><text:span text:style-name="T3">html</text:span></text:p>
          </draw:text-box>
        </draw:frame>
        <draw:frame draw:style-name="gr9" draw:text-style-name="P6" draw:layer="layout" svg:width="3.937cm" svg:height="0.762cm" svg:x="1.786cm" svg:y="14.7cm">
          <draw:text-box>
            <text:p><text:span text:style-name="T3">Template tags</text:span></text:p>
          </draw:text-box>
        </draw:frame>
        <draw:custom-shape draw:style-name="gr5" draw:text-style-name="P5" draw:layer="layout" svg:width="5.969cm" svg:height="3.429cm" svg:x="11.802cm" svg:y="10.72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34cm" svg:height="3.175cm" svg:x="11.841cm" svg:y="10.779cm">
          <draw:text-box>
            <text:p><text:span text:style-name="T4">Favorite hamburger</text:span></text:p>
            <text:list text:style-name="L1">
              <text:list-item>
                <text:p><text:span text:style-name="T3"><text:s text:c="2"/></text:span><text:span text:style-name="T3">Mc Donalds – 2 votes</text:span></text:p>
              </text:list-item>
              <text:list-item>
                <text:p><text:span text:style-name="T3"><text:s text:c="3"/></text:span><text:span text:style-name="T3">Burger king – 3 votes </text:span></text:p>
              </text:list-item>
              <text:list-item>
                <text:p><text:span text:style-name="T3"><text:s text:c="3"/></text:span><text:span text:style-name="T3">Five brothers – 6 votes</text:span></text:p>
              </text:list-item>
            </text:list>
          </draw:text-box>
        </draw:frame>
        <draw:custom-shape draw:style-name="gr7" draw:text-style-name="P5" draw:layer="layout" svg:width="2.159cm" svg:height="0.635cm" svg:x="12.056cm" svg:y="13.0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375cm" svg:height="8.255cm" svg:x="11.567cm" svg:y="10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59cm" svg:height="0.635cm" svg:x="12.056cm" svg:y="13.01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874cm" svg:height="2.639cm" svg:x="11.814cm" svg:y="15.576cm">
          <draw:text-box draw:corner-radius="0.29cm">
            <text:p><text:span text:style-name="T3">&lt;a href ="{% url 'polls:detail' question.id %}"&gt; Vote again?&lt;/a&gt;&lt;br/&gt;&lt;br/&gt;</text:span></text:p>
            <text:p><text:span text:style-name="T3"/></text:p>
            <text:p><text:span text:style-name="T3">&lt;a href ="{% url 'polls:index' %}"&gt; No, thanks.&lt;/a&gt;</text:span></text:p>
            <text:p><text:span text:style-name="T3"><text:s/></text:span></text:p>
          </draw:text-box>
        </draw:frame>
        <draw:frame draw:style-name="gr9" draw:text-style-name="P6" draw:layer="layout" svg:width="3.937cm" svg:height="0.762cm" svg:x="11.786cm" svg:y="14.7cm">
          <draw:text-box>
            <text:p><text:span text:style-name="T3">Template tags</text:span></text:p>
          </draw:text-box>
        </draw:frame>
        <draw:frame draw:style-name="gr10" draw:text-style-name="P6" draw:layer="layout" svg:width="4.807cm" svg:height="0.735cm" svg:x="12.195cm" svg:y="13.111cm">
          <draw:text-box>
            <text:p><text:span text:style-name="T5">Vote again</text:span><text:span text:style-name="T3">? <text:s text:c="8"/></text:span><text:span text:style-name="T5">No thanks</text:span></text:p>
          </draw:text-box>
        </draw:frame>
        <draw:frame draw:style-name="gr11" draw:text-style-name="P6" draw:layer="layout" svg:width="7.874cm" svg:height="1.298cm" svg:x="1.814cm" svg:y="15.577cm">
          <draw:text-box draw:corner-radius="0.29cm">
            <text:p><text:span text:style-name="T3">&lt;form action="{% url 'polls:vote' question.id %}" method="post"&gt; </text:span></text:p>
          </draw:text-box>
        </draw:frame>
        <draw:frame draw:style-name="gr2" draw:text-style-name="P6" draw:layer="layout" svg:width="2.54cm" svg:height="1.047cm" svg:x="3.032cm" svg:y="9.128cm">
          <draw:text-box>
            <text:p><text:span text:style-name="T3">detail</text:span></text:p>
            <text:p><text:span text:style-name="T3">ex: /polls/3</text:span></text:p>
          </draw:text-box>
        </draw:frame>
        <draw:line draw:style-name="gr12" draw:text-style-name="P7" draw:layer="layout" svg:x1="4.048cm" svg:y1="4.175cm" svg:x2="2.778cm" svg:y2="10.525cm">
          <text:p/>
        </draw:line>
        <draw:line draw:style-name="gr13" draw:text-style-name="P7" draw:layer="layout" svg:x1="6.334cm" svg:y1="3.667cm" svg:x2="14.97cm" svg:y2="10.525cm">
          <text:p/>
        </draw:line>
        <draw:frame draw:style-name="gr14" draw:text-style-name="P6" draw:layer="layout" svg:width="3.048cm" svg:height="1.266cm" svg:x="12.43cm" svg:y="7.35cm">
          <draw:text-box>
            <text:p><text:span text:style-name="T3">results</text:span><text:span text:style-name="T3"><text:line-break/></text:span><text:span text:style-name="T3">eg: /polls/results</text:span></text:p>
          </draw:text-box>
        </draw:frame>
        <draw:line draw:style-name="gr15" draw:text-style-name="P7" draw:layer="layout" svg:x1="3.54cm" svg:y1="13.573cm" svg:x2="12.049cm" svg:y2="13.954cm">
          <text:p/>
        </draw:line>
        <draw:frame draw:style-name="gr16" draw:text-style-name="P6" draw:layer="layout" svg:width="3.283cm" svg:height="1.047cm" svg:x="7.223cm" svg:y="14.025cm">
          <draw:text-box>
            <text:p><text:span text:style-name="T3">vote</text:span></text:p>
            <text:p><text:span text:style-name="T3">ex: polls/3/vote</text:span></text:p>
          </draw:text-box>
        </draw:frame>
        <draw:line draw:style-name="gr13" draw:text-style-name="P7" draw:layer="layout" svg:x1="12.303cm" svg:y1="13.319cm" svg:x2="3.54cm" svg:y2="13.319cm">
          <text:p/>
        </draw:line>
        <draw:frame draw:style-name="gr16" draw:text-style-name="P6" draw:layer="layout" svg:width="2.921cm" svg:height="1.047cm" svg:x="8.05cm" svg:y="12.157cm">
          <draw:text-box>
            <text:p><text:span text:style-name="T3">detail</text:span></text:p>
            <text:p><text:span text:style-name="T3">ex:/polls/3detail</text:span></text:p>
          </draw:text-box>
        </draw:frame>
        <draw:line draw:style-name="gr13" draw:text-style-name="P7" draw:layer="layout" svg:x1="15.859cm" svg:y1="13.192cm" svg:x2="10.144cm" svg:y2="8.874cm">
          <text:p/>
        </draw:line>
        <draw:frame draw:style-name="gr2" draw:text-style-name="P4" draw:layer="layout" svg:width="2.137cm" svg:height="1.047cm" svg:x="9.342cm" svg:y="9.328cm">
          <draw:text-box>
            <text:p text:style-name="P3"><text:span text:style-name="T3">index</text:span></text:p>
            <text:p text:style-name="P3"><text:span text:style-name="T3">ex: /polls/</text:span></text:p>
          </draw:text-box>
        </draw:frame>
        <draw:frame draw:style-name="gr17" draw:text-style-name="P8" draw:layer="layout" svg:width="16.002cm" svg:height="6.413cm" svg:x="1.762cm" svg:y="19.542cm">
          <draw:text-box>
            <text:p><text:span text:style-name="T6">url patterns = [</text:span></text:p>
            <text:p><text:span text:style-name="T6"><text:tab/></text:span><text:span text:style-name="T6">#ex: /polls/</text:span></text:p>
            <text:p><text:span text:style-name="T6"><text:tab/></text:span><text:span text:style-name="T6">url(r'^$', views.index, name='index'),</text:span></text:p>
            <text:p><text:span text:style-name="T6"/></text:p>
            <text:p><text:span text:style-name="T6"><text:tab/></text:span><text:span text:style-name="T6">#ex: /polls/5/</text:span></text:p>
            <text:p><text:span text:style-name="T6"><text:tab/></text:span><text:span text:style-name="T6">url(r'^(?P&lt;question_id&gt;[0-9]+)$, views.detail, name='detail'),</text:span></text:p>
            <text:p><text:span text:style-name="T6"/></text:p>
            <text:p><text:span text:style-name="T6"><text:tab/></text:span><text:span text:style-name="T6">#ex: /polls/5/results/</text:span></text:p>
            <text:p><text:span text:style-name="T6"><text:tab/></text:span><text:span text:style-name="T6">url(r'^(?P&lt;question_id&gt;[0-9]+)$', views.results, name='results'),</text:span></text:p>
            <text:p><text:span text:style-name="T6"/></text:p>
            <text:p><text:span text:style-name="T6"><text:tab/></text:span><text:span text:style-name="T6">#ex: /polls/5/vote/</text:span></text:p>
            <text:p><text:span text:style-name="T6"><text:tab/></text:span><text:span text:style-name="T6">url(r'^(?P&lt;question_id&gt;[0-9]+)/vote/$', views.vote, name='vote'),</text:span></text:p>
            <text:p><text:span text:style-name="T6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81" svg:font-family="'LM Mono 8'" style:font-pitch="fixed"/>
    <style:font-face style:name="LM Mono 82" svg:font-family="'LM Mono 8'" style:font-adornments="8 Regular" style:font-pitch="fixed"/>
    <style:font-face style:name="LM Mono 8" svg:font-family="'LM Mono 8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mberto Cantu</meta:initial-creator>
    <meta:creation-date>2016-03-03T07:29:50.514317779</meta:creation-date>
    <dc:date>2016-03-03T17:15:34.652655145</dc:date>
    <dc:creator>Humberto Cantu</dc:creator>
    <meta:editing-duration>PT8H58M20S</meta:editing-duration>
    <meta:editing-cycles>10</meta:editing-cycles>
    <meta:generator>LibreOffice/4.2.8.2$Linux_x86 LibreOffice_project/420m0$Build-2</meta:generator>
    <meta:printed-by>Humberto Cantu</meta:printed-by>
    <meta:print-date>2016-03-03T16:10:43.519997119</meta:print-date>
    <meta:document-statistic meta:object-count="37"/>
  </office:meta>
</office:document-meta>
</file>